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sans-serif"/>
    <style:font-face style:name="NSimSun" svg:font-family="NSimSun" style:font-family-generic="system" style:font-pitch="variable"/>
  </office:font-face-decls>
  <office:automatic-styles>
    <style:style style:name="P1" style:family="paragraph" style:parent-style-name="Heading_20_1">
      <style:paragraph-properties fo:margin-left="0cm" fo:margin-right="0cm" fo:margin-top="0cm" fo:margin-bottom="0cm" style:contextual-spacing="false" fo:line-height="125%" fo:text-align="center" style:justify-single-word="false" fo:orphans="2" fo:widows="2" fo:text-indent="0cm" style:auto-text-indent="false" fo:padding="0cm" fo:border="none"/>
      <style:text-properties fo:font-variant="normal" fo:text-transform="none" fo:color="#ffffff" loext:opacity="100%" style:font-name="Montserrat" fo:font-size="36pt" fo:font-style="normal" fo:font-weight="normal" officeooo:paragraph-rsid="001a81a7"/>
    </style:style>
    <style:style style:name="P2" style:family="paragraph" style:parent-style-name="Standard">
      <style:text-properties fo:font-weight="bold" officeooo:rsid="00197459" officeooo:paragraph-rsid="00197459" style:font-weight-asian="bold" style:font-weight-complex="bold"/>
    </style:style>
    <style:style style:name="P3" style:family="paragraph" style:parent-style-name="Standard">
      <style:text-properties style:font-name="Arial" fo:font-size="10pt" fo:font-weight="bold" officeooo:rsid="00197459" officeooo:paragraph-rsid="00197459" style:font-size-asian="10pt" style:font-weight-asian="bold" style:font-size-complex="10pt" style:font-weight-complex="bold"/>
    </style:style>
    <style:style style:name="P4" style:family="paragraph" style:parent-style-name="Standard">
      <style:paragraph-properties fo:text-align="center" style:justify-single-word="false"/>
      <style:text-properties style:font-name="Arial" fo:font-size="10pt" fo:font-weight="bold" officeooo:rsid="00197459" officeooo:paragraph-rsid="00197459"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Arial" fo:font-size="10pt" fo:font-weight="bold" officeooo:rsid="00197459" officeooo:paragraph-rsid="00197459" style:font-size-asian="10pt" style:font-weight-asian="bold" style:font-size-complex="10pt" style:font-weight-complex="bold"/>
    </style:style>
    <style:style style:name="P6" style:family="paragraph" style:parent-style-name="Standard">
      <style:paragraph-properties fo:line-height="150%"/>
      <style:text-properties fo:font-variant="normal" fo:text-transform="none" fo:color="#5c5c5c" loext:opacity="100%" style:font-name="Arial" fo:font-size="10pt" fo:letter-spacing="normal" fo:font-style="normal" fo:font-weight="bold" officeooo:rsid="001a81a7" officeooo:paragraph-rsid="001a81a7" style:font-size-asian="10pt" style:font-weight-asian="bold" style:font-size-complex="10pt" style:font-weight-complex="bold"/>
    </style:style>
    <style:style style:name="P7" style:family="paragraph" style:parent-style-name="Standard">
      <style:paragraph-properties fo:line-height="150%"/>
      <style:text-properties fo:font-variant="normal" fo:text-transform="none" fo:color="#5c5c5c" loext:opacity="100%" style:font-name="Arial" fo:font-size="10pt" fo:letter-spacing="normal" fo:font-style="normal" fo:font-weight="bold" officeooo:rsid="001a81a7" officeooo:paragraph-rsid="001c3cd3" style:font-size-asian="10pt" style:font-weight-asian="bold" style:font-size-complex="10pt" style:font-weight-complex="bold"/>
    </style:style>
    <style:style style:name="P8" style:family="paragraph" style:parent-style-name="Standard">
      <style:text-properties fo:font-variant="normal" fo:text-transform="none" fo:color="#5c5c5c" loext:opacity="100%" style:font-name="Arial" fo:font-size="10pt" fo:letter-spacing="normal" fo:font-style="normal" fo:font-weight="bold" officeooo:rsid="001c3cd3" officeooo:paragraph-rsid="001c3cd3" style:font-size-asian="10pt" style:font-weight-asian="bold" style:font-size-complex="10pt" style:font-weight-complex="bold"/>
    </style:style>
    <style:style style:name="P9" style:family="paragraph" style:parent-style-name="Text_20_body">
      <style:text-properties fo:font-variant="normal" fo:text-transform="none" fo:color="#5c5c5c" loext:opacity="100%" style:font-name="Arial" fo:font-size="10pt" fo:letter-spacing="normal" fo:font-style="normal" fo:font-weight="normal" officeooo:rsid="00197459" officeooo:paragraph-rsid="00197459" style:font-size-asian="10pt" style:font-weight-asian="bold" style:font-size-complex="10pt" style:font-weight-complex="bold"/>
    </style:style>
    <style:style style:name="P10" style:family="paragraph" style:parent-style-name="Text_20_body">
      <style:paragraph-properties fo:margin-left="0cm" fo:margin-right="0cm" fo:margin-top="0cm" fo:margin-bottom="0.794cm" style:contextual-spacing="false" fo:text-align="justify" style:justify-single-word="false" fo:orphans="2" fo:widows="2" fo:text-indent="0cm" style:auto-text-indent="false"/>
      <style:text-properties fo:font-variant="normal" fo:text-transform="none" fo:color="#5c5c5c" loext:opacity="100%" style:font-name="Arial" fo:font-size="10pt" fo:letter-spacing="normal" fo:font-style="normal" fo:font-weight="normal" style:font-size-asian="10pt" style:font-size-complex="10pt"/>
    </style:style>
    <style:style style:name="P11" style:family="paragraph" style:parent-style-name="Text_20_body">
      <style:paragraph-properties fo:margin-left="0cm" fo:margin-right="0cm" fo:margin-top="0cm" fo:margin-bottom="0cm" style:contextual-spacing="false" fo:line-height="125%" fo:text-align="center" style:justify-single-word="false" fo:orphans="2" fo:widows="2" fo:text-indent="0cm" style:auto-text-indent="false" fo:padding="0cm" fo:border="none"/>
      <style:text-properties fo:font-variant="normal" fo:text-transform="none" fo:color="#ffffff" loext:opacity="100%" style:font-name="Montserrat" fo:font-size="36pt" fo:font-style="normal" fo:font-weight="normal" officeooo:paragraph-rsid="001a81a7"/>
    </style:style>
    <style:style style:name="P12" style:family="paragraph" style:parent-style-name="Text_20_body">
      <style:paragraph-properties fo:margin-left="0cm" fo:margin-right="0cm" fo:margin-top="0cm" fo:margin-bottom="0.794cm" style:contextual-spacing="false" fo:text-align="justify" style:justify-single-word="false" fo:orphans="2" fo:widows="2" fo:text-indent="0cm" style:auto-text-indent="false"/>
      <style:text-properties style:font-name="Arial" fo:font-size="10pt" fo:font-weight="normal" style:font-size-asian="10pt" style:font-size-complex="10pt"/>
    </style:style>
    <style:style style:name="T1" style:family="text">
      <style:text-properties fo:font-size="10pt" style:font-size-asian="10pt" style:font-size-complex="10pt"/>
    </style:style>
    <style:style style:name="T2" style:family="text">
      <style:text-properties officeooo:rsid="00197459"/>
    </style:style>
    <style:style style:name="T3" style:family="text">
      <style:text-properties fo:font-weight="normal" style:font-weight-asian="normal" style:font-weight-complex="normal"/>
    </style:style>
    <style:style style:name="T4" style:family="text">
      <style:text-properties fo:font-weight="bold"/>
    </style:style>
    <style:style style:name="T5" style:family="text">
      <style:text-properties fo:font-style="italic"/>
    </style:style>
    <style:style style:name="T6" style:family="text">
      <style:text-properties style:font-name="Arial" fo:font-size="10pt" fo:font-weight="bold" officeooo:rsid="00197459" style:font-size-asian="10pt" style:font-weight-asian="bold" style:font-size-complex="10pt" style:font-weight-complex="bold"/>
    </style:style>
    <style:style style:name="T7" style:family="text">
      <style:text-properties officeooo:rsid="001c3cd3"/>
    </style:style>
    <style:style style:name="T8" style:family="text">
      <style:text-properties fo:font-variant="normal" fo:text-transform="none" fo:color="#5c5c5c" loext:opacity="100%" fo:letter-spacing="normal" fo:font-style="normal"/>
    </style:style>
    <style:style style:name="T9" style:family="text">
      <style:text-properties fo:font-variant="normal" fo:text-transform="none" fo:color="#5c5c5c" loext:opacity="100%"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SUMÁRIO</text:p>
      <text:p text:style-name="P6"/>
      <text:p text:style-name="P6">Capítulo1……………………………………………………………………………………………………………….2</text:p>
      <text:p text:style-name="P7">Capítulo<text:span text:style-name="T7">2</text:span>……………………………………………………………………………………………………………….<text:span text:style-name="T7">3</text:span></text:p>
      <text:p text:style-name="P6"/>
      <text:h text:style-name="P1" text:outline-level="1"><text:span text:style-name="T6"/></text:h>
      <text:h text:style-name="P1" text:outline-level="1"><text:span text:style-name="T6"/></text:h>
      <text:h text:style-name="P1" text:outline-level="1"><text:span text:style-name="T6"/></text:h>
      <text:h text:style-name="P1" text:outline-level="1"><text:span text:style-name="T6"/></text:h>
      <text:h text:style-name="P1" text:outline-level="1"><text:span text:style-name="T6"/></text:h>
      <text:h text:style-name="P1" text:outline-level="1"><text:span text:style-name="T6"/></text:h>
      <text:h text:style-name="P1" text:outline-level="1"><text:span text:style-name="T6"/></text:h>
      <text:h text:style-name="P1" text:outline-level="1"><text:span text:style-name="T6"/></text:h>
      <text:h text:style-name="P1" text:outline-level="1"><text:span text:style-name="T6"/></text:h>
      <text:h text:style-name="P1" text:outline-level="1"><text:span text:style-name="T6"/></text:h>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h text:style-name="P1" text:outline-level="1"><text:soft-page-break/><text:span text:style-name="T1"><text:s/>Energético?</text:span></text:h>
      <text:p text:style-name="P2">CAPÍTULO 1</text:p>
      <text:p text:style-name="P2"/>
      <text:p text:style-name="P2"/>
      <text:p text:style-name="P2"><text:tab/><text:tab/><text:tab/>O que é Racismo Ambiental e Racismo Energético?</text:p>
      <text:p text:style-name="P2"/>
      <text:p text:style-name="P9">Cada dia 20 de Novembro, Dia da Consciência Negra, traz consigo uma nova oportunidade para reforçarmos o combate e a reflexão sobre o racismo em nosso país. Nos últimos anos, o termo <text:span text:style-name="T4">racismo estrutural</text:span> ganhou destaque sendo definido como a discriminação racial que está enraizada em nossa sociedade, e a discussão ajudou para que este tema ganhasse recortes em diversos segmentos onde antes a questão racial era pouco vista ou até mesmo ignorada. </text:p>
      <text:p text:style-name="P10">Este é o caso do <text:span text:style-name="T4">racismo ambiental</text:span>, termo que pode ser definido como a <text:span text:style-name="T4">distribuição injusta dos recursos e riscos ambientais entre diferentes grupos étnico-raciais</text:span>, é o que explica Lays Helena Paes e Silva, doutora em Ciências Sociais pela Universidade de Coimbra:  “<text:span text:style-name="T5">Se formos considerar a variante racial, onde é que nós encontramos a maioria da população negra? Qual é a composição racial dos bairros que são mais afetados pela poluição, pela contaminação, pelo lixo e pela falta de acesso à energia? Isso está distribuído de forma injusta e tem um componente racial fortíssimo que vem historicamente sendo negado”</text:span>. </text:p>
      <text:p text:style-name="P10">Neste mês, durante a <text:span text:style-name="T4">COP26</text:span> em Glasgow, representantes de movimentos negros brasileiro<text:span text:style-name="T2">s</text:span> realizaram o evento “<text:span text:style-name="T5">Terra, territórios e o enfrentamento ao racismo nas lutas contra a crise climática”</text:span> para discutir sobre o <text:span text:style-name="T4">racismo ambiental</text:span> no Brasil, o que despertou interesse nesse tema de extrema importância para entendermos a profundidade da questão racial, mas que ainda é pouco discutido no país. Para se ter uma noção, no início de Outubro durante o Conselho de Direitos Humanos da ONU, o representante do Brasil no colegiado contestou o termo e seu uso pela ONU, “<text:span text:style-name="T5">notamos que o chamado racismo ambiental não é uma terminologia internacionalmente reconhecida”</text:span>. </text:p>
      <text:p text:style-name="P10">Para Ivy de Souza, doutora em Direitos e Garantias Fundamentais Faculdade de Direito de Vitória- ES (FDV), o desconhecimento sobre o racismo ambiental ainda é muito grande, o que impede um debate mais aprofundado sobre a questão, “<text:span text:style-name="T5">Ano passado mesmo participei do Congresso Brasileiro de Bioética, e a primeira pergunta que todos os mediadores das mesas me fizeram era ‘o que é racismo ambiental?’, então não é uma questão de desconhecimento apenas do grande público, mas inclusive do meio acadêmico”.</text:span></text:p>
      <text:p text:style-name="P12"><text:span text:style-name="T8">O termo </text:span><text:span text:style-name="T9">racismo ambiental</text:span><text:span text:style-name="T8"> surgiu nos Estados Unidos no final da década de 1970 a partir dos movimentos de luta por justiça ambiental, e ganhou destaque em 1982 quando a população de Warren County, na Carolina do Norte, iniciou um levante contra a instalação de um aterro de resíduos tóxicos, graças a esses protestos veio à tona a denúncia que 75% dos aterros de resíduos tóxicos do sudeste americano estavam em bairros habitados majoritariamente por populações negras, provando que aquele não era um caso isolado. </text:span></text:p>
      <text:p text:style-name="P12"><text:span text:style-name="T8"/></text:p>
      <text:p text:style-name="P12"><text:span text:style-name="T8"/></text:p>
      <text:p text:style-name="P12"><text:span text:style-name="T8"/></text:p>
      <text:p text:style-name="P12"><text:span text:style-name="T8"/></text:p>
      <text:p text:style-name="P3"><text:soft-page-break/>CAPÍTULO 2</text:p>
      <text:p text:style-name="P4"/>
      <text:p text:style-name="P4">Como o Halloween surgiu?</text:p>
      <text:p text:style-name="P4"/>
      <text:p text:style-name="P5"><text:line-break/><text:span text:style-name="T3">O surgimento do Halloween aconteceu em algum momento entre o século XIV e o século XVIII e tem total relação com a cristianização das áreas que praticavam o Samhain (Irlanda, Escócia e País de Gales). Uma prática muito comum da Igreja Católica, durante a cristianização da Europa, era a de criar festividades cristãs na mesma data em que eram realizados festivais pagãos.<text:line-break/><text:line-break/>Isso era uma forma de cristianizar as pessoas e de, ao mesmo tempo, apagar os traços da religião anterior e não foi diferente com os povos celtas. No período da Alta Idade Média, a Igreja possuía uma festa chamada All Saints Day, ou Dia de Todos os Santos, em português. Essa data era celebrada em maio, na data em que os romanos celebravam um festival para afastar espíritos malignos.<text:line-break/><text:line-break/>No século VIII, porém, o papa Gregório III acabou transferindo a data para 1º de novembro, exatamente a data em que era comemorado o Samhain. A festa, a princípio, acontecia somente em Roma, mas o papa seguinte, chamado Gregório IV, decidiu estendê-la para todos os fiéis da Igreja. Os historiadores especulam que talvez essa ação possa ter sido tomada para enfraquecer a festa pagã nas Ilhas Britânicas, pois, apesar da cristianização, a resistência das tradições pagãs na área era grande. Ainda assim, não é possível dizer com certeza se de fato foi essa a intenção dos dois papas citados.<text:line-break/><text:line-break/>Com isso, iniciou-se uma grande tradição em países como a Inglaterra, que, em 1º de novembro, celebrava o All Saints Day (dia de homenagem aos santos) e, em 2 de novembro, celebrava o All Souls Day (dia de orar pelos mortos). O dia 31 de outubro acabou transformando-se em All Hallows’ Eve, que significa “véspera do Dia de Todos os Santos”."<text:line-break/><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sans-serif"/>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23T19:45:47.647000000</meta:creation-date>
    <dc:date>2023-01-23T20:41:29.192000000</dc:date>
    <meta:editing-duration>PT18M50S</meta:editing-duration>
    <meta:editing-cycles>1</meta:editing-cycles>
    <meta:document-statistic meta:table-count="0" meta:image-count="0" meta:object-count="0" meta:page-count="3" meta:paragraph-count="14" meta:word-count="751" meta:character-count="4657" meta:non-whitespace-character-count="3905"/>
    <meta:generator>LibreOffice/7.3.5.2$Windows_X86_64 LibreOffice_project/184fe81b8c8c30d8b5082578aee2fed2ea847c01</meta:generator>
  </office:meta>
</office:document-meta>
</file>